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fo:margin-top="0cm" fo:margin-bottom="0cm" loext:contextual-spacing="false" fo:line-height="100%" style:page-number="auto"/>
    </style:style>
    <style:style style:name="P2" style:family="paragraph" style:parent-style-name="Text_20_body">
      <style:paragraph-properties fo:margin-top="0cm" fo:margin-bottom="0cm" loext:contextual-spacing="false" fo:line-height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18-05-27T22:19:44.431984649</dc:date><text:p>HTML: &lt;meta name="created" content="00:00:00"&gt;</text:p></office:annotation><office:annotation><dc:date>2018-05-27T22:19:44.432005053</dc:date><text:p>HTML: &lt;meta name="changed" content="2018-05-05T10:04:09.632968862"&gt;</text:p></office:annotation><office:annotation><dc:date>2018-05-27T22:19:44.432039430</dc:date><text:p>HTML: &lt;meta name="created" content="2018-05-05T10:03:17.054395163"&gt;</text:p></office:annotation><office:annotation><dc:date>2018-05-27T22:19:44.432073961</dc:date><text:p>HTML: &lt;meta name="changed" content="2018-05-05T10:03:25.061418462"&gt;</text:p></office:annotation></text:p>
      <text:p text:style-name="Text_20_body">O Advogado O Advogado faz duas coisas: Suplica ao Pai por nós e aplica em nós a Palavra. Se pecamos, faz valer a súplica, assumindo, diante do Pai, a nossa causa contra o acusador. Pela aplicação da Palavra, revela nosso estado quanto à sua prática, contrastando-o com nossa posição, a qual é sempre mantida sem pecado pelo justo Advogado, O mesmo que já fez a propiciação. O fracasso em nossa condição provém do fato de possuirmos duas naturezas habitando em nós. "Eu mesmo com o entendimento sirvo à lei de Deus, mas com a carne à lei do pecado." (<text:a xlink:type="simple" xlink:href="http://bibliaonline.com.br/acf/rm/7/25" text:style-name="Internet_20_link" text:visited-style-name="Visited_20_Internet_20_Link">Rm 7:25</text:a>). E, embora pela fé, e em espírito, não estejamos mais na carne, ainda assim ela continua em nós (apesar de, pela fé, a considerarmos morta), e daí vem o fracasso. Não há desculpa, mas o fato é que falhamos. Nossa posição como filhos sempre permanece a mesma, ainda quando pecamos, e devemos isso ao justo Advogado que fez propiciação. "Se alguém pecar, temos um Advogado." (<text:a xlink:type="simple" xlink:href="http://bibliaonline.com.br/acf/1jo/2/1" text:style-name="Internet_20_link" text:visited-style-name="Visited_20_Internet_20_Link">1 Jo 2:1</text:a>). Mas temos falhado em nossa condição - encontramo-nos manchados. Nossos corpos estão lavados com água pura, isto é verdade (<text:a xlink:type="simple" xlink:href="http://bibliaonline.com.br/acf/hb/10/22" text:style-name="Internet_20_link" text:visited-style-name="Visited_20_Internet_20_Link">Hb 10:22</text:a>); já recebemos o lavar da regeneração (<text:a xlink:type="simple" xlink:href="http://bibliaonline.com.br/acf/tt/3/5" text:style-name="Internet_20_link" text:visited-style-name="Visited_20_Internet_20_Link">Tt 3:5</text:a>); somos nascidos de novo (<text:a xlink:type="simple" xlink:href="http://bibliaonline.com.br/acf/jo/3/3" text:style-name="Internet_20_link" text:visited-style-name="Visited_20_Internet_20_Link">Jo 3:3</text:a>); e é por isso que não precisamos ser lavados novamente. <text:a xlink:type="simple" xlink:href="http://bibliaonline.com.br/acf/jo/13/10" text:style-name="Internet_20_link" text:visited-style-name="Visited_20_Internet_20_Link">João 13:10</text:a> diz que "aquele que está lavado não necessita de lavar senão os pés, pois no mais todo está limpo. Ora vós estais limpos, mas não todos". Mas pecamos; sujamos nossos pés, por assim dizer, passando por este mundo que nos contamina pelo pecado. Não podemos ficar assim na presença do Pai. O que é que faz o Advogado, então? Ele aplica a Palavra em nós, lava nossos pés, e nos leva à confissão e ao juízo próprio. A recordação de nosso Advogado, que fez a propiciação, nos leva de joelhos de volta a nosso Pai, O qual nos perdoa e nos limpa de todas as nossas injustiças. Somos limpos em conformidade com o que Cristo é, como o Justo na presença do Pai. É este o lavar pela água da Palavra, não pelo sangue que nunca é repetido. Trata-se da aplicação da morte de Cristo, por meio da Palavra, na corrupção moral que provém da raiz de pecado. Assim a bendita obra do Advogado, por um lado para rogar pelos filhos diante o Pai no caso de pecarem, e, por outro, para lavar seus pés com a Palavra e tornar sua condição e seu andar condizentes com a posição que têm diante dEle. Quão felizes somos por estarmos associados ao bendito Advogado - que por um lado suplica por nossos irmãos caso pequem, e por outro leva-lhes a Sua Palavra, lavando seus pés. Que o Senhor permita que os santos enxerguem o bendito privilégio que têm, de se valer do amor para cobrir pecados (<text:a xlink:type="simple" xlink:href="http://bibliaonline.com.br/acf/pv/10/12" text:style-name="Internet_20_link" text:visited-style-name="Visited_20_Internet_20_Link">Pv 10:12</text:a>). Possam eles suplicar por seus irmãos, se pecarem, e agir em fidelidade a eles, levando-lhes a Palavra e lavando seus pés a fim de que possam ser lavados das contaminações. Vencerão assim o acusador por meio do sangue do Cordeiro, se for o caso de seus irmãos pecarem, e resistir-lhe-ão com desenvoltura, usando a Palavra de Seu testemunho, assim como fez o bendito Senhor. O Senhor respondeu ao diabo, quando este O tentava procurando fazê-Lo pecar, usando sempre: "Está escrito". Assim devemos fazer. E, se pecarmos, podemos, graças a Deus, sempre dar-lhe a resposta pelo sangue do Cordeiro, que é o bálsamo para toda ferida. O sangue do Cordeiro, e a Palavra, a espada do Espírito, são nossos instrumentos contra o diabo enquanto estamos aqui, e enquanto o Advogado defende nossa causa diante do Pai lá no céu. Somos assim sempre preservados, e somos vencedores, "mais do que vencedores, por Aquele que nos amou" (<text:a xlink:type="simple" xlink:href="http://bibliaonline.com.br/acf/rm/8/37" text:style-name="Internet_20_link" text:visited-style-name="Visited_20_Internet_20_Link">Rm 8:37</text:a>). </text:p>
      <text:p text:style-name="Text_20_body">A. P. Cecil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631" meta:character-count="3533" meta:non-whitespace-character-count="2902"/>
    <meta:generator>LibreOffice/5.1.6.2$Linux_X86_64 LibreOffice_project/10m0$Build-2</meta:generator>
  </office:meta>
</office:document-meta>
</file>